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Schoolbook L" svg:font-family="'Century Schoolbook L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text-properties style:font-name="Arial" officeooo:rsid="00031844" officeooo:paragraph-rsid="00031844"/>
    </style:style>
    <style:style style:name="P2" style:family="paragraph" style:parent-style-name="Heading">
      <style:text-properties officeooo:rsid="000df7f7" officeooo:paragraph-rsid="0009231c"/>
    </style:style>
    <style:style style:name="P3" style:family="paragraph" style:parent-style-name="Heading">
      <style:text-properties officeooo:rsid="00169309" officeooo:paragraph-rsid="00169309"/>
    </style:style>
    <style:style style:name="P4" style:family="paragraph" style:parent-style-name="Text_20_body">
      <style:text-properties style:font-name="Arial" officeooo:rsid="00027b0c" officeooo:paragraph-rsid="00027b0c"/>
    </style:style>
    <style:style style:name="P5" style:family="paragraph" style:parent-style-name="Text_20_body">
      <style:text-properties style:font-name="Arial" officeooo:rsid="00031844" officeooo:paragraph-rsid="00043866"/>
    </style:style>
    <style:style style:name="P6" style:family="paragraph" style:parent-style-name="Text_20_body">
      <style:text-properties style:font-name="Arial" officeooo:rsid="00043866" officeooo:paragraph-rsid="00043866"/>
    </style:style>
    <style:style style:name="P7" style:family="paragraph" style:parent-style-name="Text_20_body">
      <style:text-properties style:font-name="Arial" officeooo:rsid="000475a7" officeooo:paragraph-rsid="000475a7"/>
    </style:style>
    <style:style style:name="P8" style:family="paragraph" style:parent-style-name="Text_20_body">
      <style:text-properties style:font-name="Arial" officeooo:rsid="000475a7" officeooo:paragraph-rsid="00093720"/>
    </style:style>
    <style:style style:name="P9" style:family="paragraph" style:parent-style-name="Text_20_body">
      <style:text-properties style:font-name="Arial" officeooo:rsid="00062bb1" officeooo:paragraph-rsid="00062bb1"/>
    </style:style>
    <style:style style:name="P10" style:family="paragraph" style:parent-style-name="Text_20_body">
      <style:text-properties style:font-name="Arial" officeooo:rsid="00062bb1" officeooo:paragraph-rsid="00093720"/>
    </style:style>
    <style:style style:name="P11" style:family="paragraph" style:parent-style-name="Text_20_body">
      <style:text-properties officeooo:rsid="0014e957" officeooo:paragraph-rsid="0014e957"/>
    </style:style>
    <style:style style:name="P12" style:family="paragraph" style:parent-style-name="Text_20_body">
      <style:text-properties officeooo:rsid="00158bac" officeooo:paragraph-rsid="00158bac"/>
    </style:style>
    <style:style style:name="P13" style:family="paragraph" style:parent-style-name="Text_20_body">
      <style:text-properties officeooo:rsid="00168c7d" officeooo:paragraph-rsid="00168c7d"/>
    </style:style>
    <style:style style:name="P14" style:family="paragraph" style:parent-style-name="Text_20_body">
      <style:text-properties officeooo:rsid="00169309" officeooo:paragraph-rsid="00169309"/>
    </style:style>
    <style:style style:name="P15" style:family="paragraph" style:parent-style-name="Text_20_body">
      <style:text-properties officeooo:rsid="00180236" officeooo:paragraph-rsid="00180236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Arial" officeooo:rsid="000475a7" officeooo:paragraph-rsid="000475a7"/>
    </style:style>
    <style:style style:name="P17" style:family="paragraph" style:parent-style-name="Title">
      <style:text-properties style:font-name="Arial"/>
    </style:style>
    <style:style style:name="P18" style:family="paragraph" style:parent-style-name="Heading">
      <style:paragraph-properties fo:break-before="page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Text_20_body" style:list-style-name="L1">
      <style:text-properties officeooo:paragraph-rsid="00110688"/>
    </style:style>
    <style:style style:name="P21" style:family="paragraph" style:parent-style-name="Text_20_body" style:list-style-name="L1">
      <style:text-properties style:font-name="Arial" officeooo:rsid="000825c1" officeooo:paragraph-rsid="000825c1"/>
    </style:style>
    <style:style style:name="P22" style:family="paragraph" style:parent-style-name="Text_20_body">
      <style:text-properties officeooo:rsid="001abee6" officeooo:paragraph-rsid="001abee6"/>
    </style:style>
    <style:style style:name="T1" style:family="text">
      <style:text-properties officeooo:rsid="00043866"/>
    </style:style>
    <style:style style:name="T2" style:family="text">
      <style:text-properties style:font-name="Arial" officeooo:rsid="0009231c"/>
    </style:style>
    <style:style style:name="T3" style:family="text">
      <style:text-properties style:font-name="Arial" officeooo:rsid="00093720"/>
    </style:style>
    <style:style style:name="T4" style:family="text">
      <style:text-properties style:font-name="Arial" officeooo:rsid="00101231"/>
    </style:style>
    <style:style style:name="T5" style:family="text">
      <style:text-properties style:font-name="Arial" officeooo:rsid="00110688"/>
    </style:style>
    <style:style style:name="T6" style:family="text">
      <style:text-properties style:font-name="Arial" officeooo:rsid="000ed512"/>
    </style:style>
    <style:style style:name="T7" style:family="text">
      <style:text-properties style:font-name="Arial" officeooo:rsid="00169309"/>
    </style:style>
    <style:style style:name="T8" style:family="text">
      <style:text-properties officeooo:rsid="00062bb1"/>
    </style:style>
    <style:style style:name="T9" style:family="text">
      <style:text-properties officeooo:rsid="000825c1"/>
    </style:style>
    <style:style style:name="T10" style:family="text">
      <style:text-properties officeooo:rsid="0009231c"/>
    </style:style>
    <style:style style:name="T11" style:family="text">
      <style:text-properties officeooo:rsid="000f47f9"/>
    </style:style>
    <style:style style:name="T12" style:family="text">
      <style:text-properties officeooo:rsid="000f5e65"/>
    </style:style>
    <style:style style:name="T13" style:family="text">
      <style:text-properties officeooo:rsid="00101231"/>
    </style:style>
    <style:style style:name="T14" style:family="text">
      <style:text-properties officeooo:rsid="0014e957"/>
    </style:style>
    <style:style style:name="T15" style:family="text">
      <style:text-properties officeooo:rsid="00158bac"/>
    </style:style>
    <style:style style:name="T16" style:family="text">
      <style:text-properties officeooo:rsid="00168c7d"/>
    </style:style>
    <style:style style:name="T17" style:family="text">
      <style:text-properties officeooo:rsid="001693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BBF Feature Addons</text:p>
      <text:h text:style-name="Heading_20_3" text:outline-level="3">April 12, 2017 Changes</text:h>
      <text:p text:style-name="P4">Several new features have been introduced to enhance the ability to manage the roster of events and the event leaders who conduct them.</text:p>
      <text:p text:style-name="P1">Starter <text:span text:style-name="T1">Report (3 hours)</text:span></text:p>
      <text:p text:style-name="P5"><text:span text:style-name="T1">T</text:span>he starter report <text:span text:style-name="T1">designed</text:span> to be a spreadsheet download<text:span text:style-name="T12">. <text:s/>It contains information that is</text:span> pertinent <text:span text:style-name="T1">to</text:span> those people sending participants to the correct place. <text:s/><text:span text:style-name="T1">It is only to be provided to the</text:span> starters <text:span text:style-name="T1">and is intended to be formatted and printed from its spreadsheet form. <text:s/>A</text:span> copy of it <text:span text:style-name="T1">is maintained and only used </text:span>at the starter desk. <text:s/><text:span text:style-name="T1">As previously stated, final formatting is done as a spreadsheet</text:span>.</text:p>
      <text:p text:style-name="P6">Access to this report is via the 'Reports Menu' using the 'Starter Sheet' button provided.</text:p>
      <text:p text:style-name="P1">Leader Query <text:span text:style-name="T17">(8 hours)</text:span></text:p>
      <text:p text:style-name="P6">As the event planning process proceeds it is often necessary to provide information to the various leaders that are involved. <text:s/>The 'leader query' function is provided to allow leaders to access a listing of their assigned events as well as the information maintained on the database such as contact phone numbers, email addresses and biographical statements.</text:p>
      <text:p text:style-name="P6">Access to the query is only available using the following URL:</text:p>
      <text:p text:style-name="P16"><text:a xlink:type="simple" xlink:href="http://morrobaybirdfestival.net/mbbfevents/lead" text:style-name="Internet_20_link" text:visited-style-name="Visited_20_Internet_20_Link"><text:span text:style-name="T11">http</text:span></text:a><text:a xlink:type="simple" xlink:href="http://morrobaybirdfestival.net/mbbfevents/lead" text:style-name="Internet_20_link" text:visited-style-name="Visited_20_Internet_20_Link">://morrobaybirdfestival.net/mbbfevents/lead</text:a></text:p>
      <text:p text:style-name="P7">This provides a page where a security string and the leader<text:span text:style-name="T12">'</text:span>s email address <text:span text:style-name="T12">is</text:span> entered. <text:s/>The security string is provided to add an additional level of security to prevent <text:span text:style-name="T14">unauthorized </text:span>web access <text:span text:style-name="T12">(and can be disabled if found burdensome</text:span>.<text:span text:style-name="T12">)</text:span> <text:s/>The email addre<text:span text:style-name="T14">s</text:span>s is a unique attribute of each leader allowing access to only the <text:span text:style-name="T8">leader </text:span><text:s/>information associated with it.</text:p>
      <text:p text:style-name="P9">NOTE: it is assumed that all leaders are identified by their OWN unique email address. <text:s/>An email address shared between two or more leaders will provide access to only the FIRST of the leader records.</text:p>
      <text:p text:style-name="P1">Leader Email Addresses <text:span text:style-name="T17">(3 hours)</text:span></text:p>
      <text:p text:style-name="P8">This is an facility that has been added to the existing 'Leader Information' report <text:span text:style-name="T13">found </text:span>on the reports menu. <text:s/>It provides <text:span text:style-name="T8">a unique page view that will allow a copy operation on some or all of the email addresses listed. <text:s/>The copied email addresses can then be pasted into an email client on the 'To:', 'CC:' or 'BCC:' fields of the composition window.</text:span></text:p>
      <text:p text:style-name="P10">To obtain the email addresses in the report find a click the 'Show/Hide Email addresses' button. <text:s/>This will also show those leader names that do not have an email address on the database.</text:p>
      <text:p text:style-name="Heading">Bulk Email Notes</text:p>
      <text:p text:style-name="P9">Several things need to be kept in mind when sending <text:span text:style-name="T9">email messages to a large(r) number of </text:span><text:soft-page-break/><text:span text:style-name="T9">recipients:</text:span></text:p>
      <text:list xml:id="list1740868986" text:style-name="L1">
        <text:list-item>
          <text:p text:style-name="P21">Spam detectors in the Internet are very sensitive. <text:s/>Sending the same message to a large number of recipients is a quick trigger to get the sending email address placed on a 'blacklist'. <text:s/>This would result is no messages from that email address being delivered – forever.</text:p>
        </text:list-item>
        <text:list-item>
          <text:p text:style-name="P21"><text:span text:style-name="T13">If using a personal email account, i</text:span>t is best to paste the email addresses as BCC: <text:span text:style-name="T10">entries</text:span>. <text:s/>This means that anyone in the list that hits the 'Reply All' button on the message will not start a message storm for all the others on the list.</text:p>
        </text:list-item>
        <text:list-item>
          <text:p text:style-name="P20"><text:span text:style-name="T2">A special email account </text:span><text:span text:style-name="T4">or bulk mail service provider </text:span><text:span text:style-name="T2">should be established in order to send these messages and receive the replies that are to be expected. <text:s/>These replies will also include 'unable to deliver' messages for those email addresses that are invalid or incorrect. <text:s/></text:span><text:span text:style-name="T3">Goggle gmail is an excellent free service that can be used for this. <text:s/></text:span><text:span text:style-name="T5">A well known free bulk email service also r</text:span><text:span text:style-name="T6">ecommended is </text:span><text:a xlink:type="simple" xlink:href="https://mailchimp.com/" text:style-name="Internet_20_link" text:visited-style-name="Visited_20_Internet_20_Link"><text:span text:style-name="T6">MailChimp</text:span></text:a><text:span text:style-name="T6"> </text:span><text:span text:style-name="T7">or </text:span><text:a xlink:type="simple" xlink:href="http://mail.google.com/" text:style-name="Internet_20_link" text:visited-style-name="Visited_20_Internet_20_Link"><text:span text:style-name="T7">Google Mail</text:span></text:a><text:span text:style-name="T6">.</text:span></text:p>
        </text:list-item>
      </text:list>
      <text:p text:style-name="P2"/>
      <text:h text:style-name="P19" text:outline-level="3">July 7, 2017 Changes</text:h>
      <text:p text:style-name="Heading">Add new field – SiteAddr <text:span text:style-name="T17">(2 hours)</text:span></text:p>
      <text:p text:style-name="P11">A new field was added to the event database table to hold <text:span text:style-name="T15">an</text:span> optional address or directions to the site for the attendees reference. <text:s/><text:span text:style-name="T17">This field is accessible from the event update page only.</text:span></text:p>
      <text:p text:style-name="Heading">Event Leader Activity Report <text:span text:style-name="T17">(3 hours)</text:span></text:p>
      <text:p text:style-name="P12">The report output was refined to eliminate the listing of any event that had an 'Site Status' of 'Deleted'. <text:s/></text:p>
      <text:p text:style-name="P12">In addition, the main update program was modified to erase all leader fields when the status of an event was set to 'Delete'.</text:p>
      <text:p text:style-name="P3">Upgrade system page navigation (4 hours)</text:p>
      <text:p text:style-name="P14">A new menu system was implemented to improve the ability to navigate between the various pages of the system.</text:p>
      <text:p text:style-name="Heading">Documentation</text:p>
      <text:p text:style-name="P12">Documentation and data dictionary modifications were also made to reflect these changes.</text:p>
      <text:h text:style-name="P19" text:outline-level="3">November 11, 2017 Feature Adds</text:h>
      <text:p text:style-name="P15">Leader Photos (12 hours)</text:p>
      <text:p text:style-name="P15">Added functionality to manage and maintain photos for associated events and leaders.</text:p>
      <text:p text:style-name="P15">Provided ability to include leader listing in web site page.</text:p>
      <text:p text:style-name="P15"/>
      <text:p text:style-name="P22">Venue Management (12 hours)</text:p>
      <text:p text:style-name="P22"/>
      <text:p text:style-name="P22">Family Day Leader Index (4 hours)</text:p>
      <text:p text:style-name="P22"/>
      <text:p text:style-name="P22"/>
      <text:p text:style-name="P18">Aug 1, <text:span text:style-name="T16">2017</text:span> Change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entury Schoolbook L" svg:font-family="'Century Schoolbook L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Schoolbook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entury Schoolbook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Century Schoolbook L" fo:font-family="'Century Schoolbook L'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entury Schoolbook L" fo:font-family="'Century Schoolbook L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 fo:font-family="'Century Schoolbook L'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David Klinzman</meta:initial-creator>
    <meta:creation-date>2007-12-20T15:39:09</meta:creation-date>
    <dc:creator>Dave Klinzman</dc:creator>
    <dc:date>2018-06-14T22:25:14.097685669</dc:date>
    <dc:language>en-US</dc:language>
    <meta:editing-cycles>15</meta:editing-cycles>
    <meta:editing-duration>PT1H11M56S</meta:editing-duration>
    <meta:document-statistic meta:table-count="0" meta:image-count="0" meta:object-count="0" meta:page-count="5" meta:paragraph-count="37" meta:word-count="746" meta:character-count="4419" meta:non-whitespace-character-count="3690"/>
    <meta:user-defined meta:name="Info 1"/>
    <meta:user-defined meta:name="Info 2"/>
    <meta:user-defined meta:name="Info 3"/>
    <meta:user-defined meta:name="Info 4"/>
  </office:meta>
</office:document-meta>
</file>